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Chain.addReplaceRegex( TokenFilter . ReplaceRegex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( ChainableReader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Trim( TokenFilter . Trim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ContainsRegex( TokenFilter . ContainsRegex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ExpandProperties( final ExpandProperties expand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StripLineComments( final StripLineComments stripLineCom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ClassConstants( final ClassConstants classConsta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getFilterR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StripLineBreaks( final StripLineBreaks stripLineBrea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LineContains( final LineContains lineContai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Chain.addReplaceString( TokenFilter . ReplaceString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TailFilter( final TailFilter tail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FilterReader( final AntFilterReader filter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PrefixLines( final PrefixLines prefixLin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TabsToSpaces( final TabsToSpaces tabsTo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dieOnCircularReference( Stack stk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terChain.addTokenFilter( final TokenFilter token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IgnoreBlank( TokenFilter . IgnoreBlank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EscapeUnicode( final EscapeUnicode escapeUni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DeleteCharacters( TokenFilter . DeleteCharacters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HeadFilter( final HeadFilter head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StripJavaComments( final StripJavaComments stripJavaCom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ReplaceTokens( final ReplaceTokens replaceToke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terChain.addLineContainsRegExp( final LineContainsRegExp lineContainsRegEx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